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aa8ee" officeooo:paragraph-rsid="001aa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1-12T10:52:02.478594508</meta:creation-date>
    <dc:date>2016-01-12T10:52:13.078208575</dc:date>
    <dc:creator>Miklos </dc:creator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5.2.0.0.alpha0$Linux_X86_64 LibreOffice_project/414c5c5aee8692614e4e5a5f97d11bea157bcae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45006b0043003600590058004100f0008f00f800b7004b00d300a8004d003e">
    <SignedInfo>
      <CanonicalizationMethod Algorithm="http://www.w3.org/TR/2001/REC-xml-c14n-20010315"/>
      <SignatureMethod Algorithm="http://www.w3.org/2001/04/xmldsig-more#rsa-sha256"/>
      <Reference URI="meta.xml">
        <Transforms>
          <Transform Algorithm="http://www.w3.org/TR/2001/REC-xml-c14n-20010315"/>
        </Transforms>
        <DigestMethod Algorithm="http://www.w3.org/2001/04/xmlenc#sha256"/>
        <DigestValue>diA1BONAawVd8mcDxZqb1j3XOwx6oa+Rkmg4qTOOUqA=</DigestValue>
      </Reference>
      <Reference URI="Thumbnails/thumbnail.png">
        <DigestMethod Algorithm="http://www.w3.org/2001/04/xmlenc#sha256"/>
        <DigestValue>Wi31LOo45uR2HIZPnnYWCndkCrcuknZMHrJLyvePIvk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gWHwSG/22wmEDXCik8c3lkRvoJpo/4/09tQQ818JFjI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wE4TCVd9UTa8DviaF16pnfcHAzI4Qj2jI2G7saXADV8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6W/UaNVxTp3BM7logyJxvCg2Vy1ng5+pZIas/ZqkfMw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PL7Xu3kW9QV/cJDCjeCIqzNWNtnzWnl4gYL2khlQrHM=</DigestValue>
      </Reference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Configurations2/accelerator/current.xml">
        <DigestMethod Algorithm="http://www.w3.org/2001/04/xmlenc#sha256"/>
        <DigestValue>47DEQpj8HBSa+/TImW+5JCeuQeRkm5NMpJWZG3hSuFU=</DigestValue>
      </Reference>
      <Reference URI="#ID_005a00120051000000470037004400bf00b9002000e60037003c005c0074009c">
        <DigestMethod Algorithm="http://www.w3.org/2001/04/xmlenc#sha256"/>
        <DigestValue>jqCQ6pLyu79xQaZKHvHw/ww7ube7yqC5rx0IUldASvo=</DigestValue>
      </Reference>
      <Reference URI="#idSignedProperties">
        <DigestMethod Algorithm="http://www.w3.org/2001/04/xmlenc#sha256"/>
        <DigestValue>K7zbC79e0WlJWwKf1LOeV0P2tf/QbKRaxILCXLlYeGY=</DigestValue>
      </Reference>
      <Reference URI="#ID_00b9005300c000720057002300480028009d00f9003c00190019005300fc00f4">
        <DigestMethod Algorithm="http://www.w3.org/2001/04/xmlenc#sha256"/>
        <DigestValue>cX0hHGUBwkDT1sGo+cnXfFrhoiP637qFx+953pEaTv4=</DigestValue>
      </Reference>
    </SignedInfo>
    <SignatureValue>2CgdsjALLP1FvFblIpd+AGF5JxoO3gW8LdgCVMf7nF/M2gUXbwEE7kZivsB1XbNr
GsBrLcGGtsAwUUUrpBEEDV8PzKgWdJoDGOIHKA7bj4t/QxoaVIOp9RFvH8KSsjdX
HCQe/Xa5xcXNnrqxCFiIeRZeLNpDa+feVJnCZkhIW0duL8x1AMA1R6HO34jDHuSM
mpJNmUX0PEPHnxCDhAeK48O9WvAvuGXuiplxK14//cgqhBp/Uz5bRnTXMn3PYaZk
KjGzqnHDl6qz2iOt5bbdaRaUqhp4K68csCouz+Z85Cn4CvMzhUl1EwRdu+bGU70V
ca/SQkFRmi4zAgIEXIez/g==</SignatureValue>
    <KeyInfo>
      <X509Data>
        <X509IssuerSerial>
          <X509IssuerName>CN=TSCP Intermediate Root CA,O=TSCP Test,ST=England,C=UK</X509IssuerName>
          <X509SerialNumber>4096</X509SerialNumber>
        </X509IssuerSerial>
        <X509Certificate>MIIE7jCCAtagAwIBAgICEAAwDQYJKoZIhvcNAQELBQAwVzELMAkGA1UEBhMCVUsx
EDAOBgNVBAgMB0VuZ2xhbmQxEjAQBgNVBAoMCVRTQ1AgVGVzdDEiMCAGA1UEAwwZ
VFNDUCBJbnRlcm1lZGlhdGUgUm9vdCBDQTAeFw0xNTEyMTgwNzU4MTlaFw0xNjEy
MjcwNzU4MTlaMFUxCzAJBgNVBAYTAlVLMRAwDgYDVQQIDAdFbmdsYW5kMRIwEAYD
VQQKDAlUU0NQIFRlc3QxIDAeBgNVBAMMF1RTQ1AgVGVzdCBleGFtcGxlIEFsaWNl
MIIBIjANBgkqhkiG9w0BAQEFAAOCAQ8AMIIBCgKCAQEA3m2YNdX+nc1LkhlrNrcI
PI3yCWnv0/0k9zDKpKiwjMH4vjWM46M6ptAiupxVpAMW5ojnhEyxaNHvZNsCwddY
E6778hut2SJvz0szSBuHUuedcALI2EhVwdM0yLqfGo6WGeOIBDId49TemdNCMhk2
zOpb1BqYhKls0LfdbxT/an3JaDmmLhPjvgYMJNYVX86L199OQFLJ1zLqQ0YirkKq
XL9cSPmyYBKjgnqQ4Z5YfPL63EP0TsEfa5oQmy/0gS5FB2Wz9CqIptB130v0GR4X
ObTpOkhPFfC5RDBFTMZoi4NCK10wn2NCbr7qZ3aMrOlfeKbsNIifwu0KYFHXyxL5
AwIDAQABo4HFMIHCMAkGA1UdEwQCMAAwEQYJYIZIAYb4QgEBBAQDAgWgMDMGCWCG
SAGG+EIBDQQmFiRPcGVuU1NMIEdlbmVyYXRlZCBDbGllbnQgQ2VydGlmaWNhdGUw
HQYDVR0OBBYEFCL6DzsuAbni8475Z+HkX5tv8iiWMB8GA1UdIwQYMBaAFMuejS1r
WjUf3x1+2QbPSVpuXFl+MA4GA1UdDwEB/wQEAwIF4DAdBgNVHSUEFjAUBggrBgEF
BQcDAgYIKwYBBQUHAwQwDQYJKoZIhvcNAQELBQADggIBAFs0DeCDjttHQ0UHsYcn
hfBCWRdOFdIr3F/IEbN2BL/grScGXoXRaYMIQJv/s5dKgZIuH7xMCVKazoftPVqU
4bOEduAv0IJ6hQF/wEMBueA0UjvQQVYZgsOALi7TD3gYpFqYcH2Wfx5/5Ln6dllL
8UsHoP+6gSLaYwjJd7FQ+IlNTzR65dRMLoJhoKqqyuM6cf/PM8sbK2NH2r8toypj
fPixvD/w3wP7xn4oo/IGXcRK4DTHBF/rSMqeR6ePwXm5tVHrQBfnxN3dsGsXkQgq
zBvvbPY0raraO4CPR7mZp4GVFHOsUNh5TI1SlfxWZ49HU3F5jWeiI9jPuw1RmuAy
ZdFEt403Wi67v6revXe1By6UqIZjq3b2pJGBKZH+60P1cJScawzrN8pi1qQFV8Ji
iJM6/MSciqplTT5F7SG0XZx1CjnBz5rMdYNhI9NNtF3oy9Xy9RvgYehFaC43ZlBB
UMDmZFj5a78hOOkkq1UnrHUdeXyWhiEFzv5d8My2i0kWGq8r0HuC25BmOa17lHVx
Q2o7Rdu9jDFP9oNizC7kQfA5QVRTfBFcWH7jml69RmVgfM+X+wdQgen9hJAILhBz
mDfeteJ5ZEaoEYtw3isOGkpSyg7odjgYq7I+bOiN1toDg07vzfIkvF9KxlkDeRLX
bmcFIvQsqFeF6cUwlZQYLOHA</X509Certificate>
      </X509Data>
    </KeyInfo>
    <Object>
      <SignatureProperties>
        <SignatureProperty Id="ID_005a00120051000000470037004400bf00b9002000e60037003c005c0074009c" Target="#ID_0045006b0043003600590058004100f0008f00f800b7004b00d300a8004d003e">
          <dc:date xmlns:dc="http://purl.org/dc/elements/1.1/">2016-11-30T10:51:10.493159199</dc:date>
        </SignatureProperty>
        <SignatureProperty Id="ID_00b9005300c000720057002300480028009d00f9003c00190019005300fc00f4" Target="#ID_0045006b0043003600590058004100f0008f00f800b7004b00d300a8004d003e">
          <dc:description xmlns:dc="http://purl.org/dc/elements/1.1/">desc</dc:description>
        </SignatureProperty>
      </SignatureProperties>
    </Object>
    <Object xmlns:xd="http://uri.etsi.org/01903/v1.3.2#">
      <xd:QualifyingProperties Target="#ID_0045006b0043003600590058004100f0008f00f800b7004b00d300a8004d003e">
        <xd:SignedProperties Id="idSignedProperties">
          <xd:SignedSignatureProperties>
            <xd:SigningTime>2016-11-30T10:51:10.493159199</xd:SigningTime>
            <xd:SigningCertificate>
              <xd:Cert>
                <xd:CertDigest>
                  <DigestMethod Algorithm="http://www.w3.org/2001/04/xmlenc#sha256"/>
                  <DigestValue>VRk3WQgpNIAnRxA9txzm7L2v1Iuwu2WrHpwa5WNTKV0=</DigestValue>
                </xd:CertDigest>
                <xd:IssuerSerial>
                  <X509IssuerName>CN=TSCP Intermediate Root CA,O=TSCP Test,ST=England,C=UK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E7jCCAtagAwIBAgICEAAwDQYJKoZIhvcNAQELBQAwVzELMAkGA1UEBhMCVUsxEDAOBgNVBAgMB0VuZ2xhbmQxEjAQBgNVBAoMCVRTQ1AgVGVzdDEiMCAGA1UEAwwZVFNDUCBJbnRlcm1lZGlhdGUgUm9vdCBDQTAeFw0xNTEyMTgwNzU4MTlaFw0xNjEyMjcwNzU4MTlaMFUxCzAJBgNVBAYTAlVLMRAwDgYDVQQIDAdFbmdsYW5kMRIwEAYDVQQKDAlUU0NQIFRlc3QxIDAeBgNVBAMMF1RTQ1AgVGVzdCBleGFtcGxlIEFsaWNlMIIBIjANBgkqhkiG9w0BAQEFAAOCAQ8AMIIBCgKCAQEA3m2YNdX+nc1LkhlrNrcIPI3yCWnv0/0k9zDKpKiwjMH4vjWM46M6ptAiupxVpAMW5ojnhEyxaNHvZNsCwddYE6778hut2SJvz0szSBuHUuedcALI2EhVwdM0yLqfGo6WGeOIBDId49TemdNCMhk2zOpb1BqYhKls0LfdbxT/an3JaDmmLhPjvgYMJNYVX86L199OQFLJ1zLqQ0YirkKqXL9cSPmyYBKjgnqQ4Z5YfPL63EP0TsEfa5oQmy/0gS5FB2Wz9CqIptB130v0GR4XObTpOkhPFfC5RDBFTMZoi4NCK10wn2NCbr7qZ3aMrOlfeKbsNIifwu0KYFHXyxL5AwIDAQABo4HFMIHCMAkGA1UdEwQCMAAwEQYJYIZIAYb4QgEBBAQDAgWgMDMGCWCGSAGG+EIBDQQmFiRPcGVuU1NMIEdlbmVyYXRlZCBDbGllbnQgQ2VydGlmaWNhdGUwHQYDVR0OBBYEFCL6DzsuAbni8475Z+HkX5tv8iiWMB8GA1UdIwQYMBaAFMuejS1rWjUf3x1+2QbPSVpuXFl+MA4GA1UdDwEB/wQEAwIF4DAdBgNVHSUEFjAUBggrBgEFBQcDAgYIKwYBBQUHAwQwDQYJKoZIhvcNAQELBQADggIBAFs0DeCDjttHQ0UHsYcnhfBCWRdOFdIr3F/IEbN2BL/grScGXoXRaYMIQJv/s5dKgZIuH7xMCVKazoftPVqU4bOEduAv0IJ6hQF/wEMBueA0UjvQQVYZgsOALi7TD3gYpFqYcH2Wfx5/5Ln6dllL8UsHoP+6gSLaYwjJd7FQ+IlNTzR65dRMLoJhoKqqyuM6cf/PM8sbK2NH2r8toypjfPixvD/w3wP7xn4oo/IGXcRK4DTHBF/rSMqeR6ePwXm5tVHrQBfnxN3dsGsXkQgqzBvvbPY0raraO4CPR7mZp4GVFHOsUNh5TI1SlfxWZ49HU3F5jWeiI9jPuw1RmuAyZdFEt403Wi67v6revXe1By6UqIZjq3b2pJGBKZH+60P1cJScawzrN8pi1qQFV8JiiJM6/MSciqplTT5F7SG0XZx1CjnBz5rMdYNhI9NNtF3oy9Xy9RvgYehFaC43ZlBBUMDmZFj5a78hOOkkq1UnrHUdeXyWhiEFzv5d8My2i0kWGq8r0HuC25BmOa17lHVxQ2o7Rdu9jDFP9oNizC7kQfA5QVRTfBFcWH7jml69RmVgfM+X+wdQgen9hJAILhBzmDfeteJ5ZEaoEYtw3isOGkpSyg7odjgYq7I+bOiN1toDg07vzfIkvF9KxlkDeRLXbmcFIvQsqFeF6cUwlZQYLOHA</xd:EncapsulatedX509Certificate>
              <xd:EncapsulatedX509Certificate>MIIFhDCCA2ygAwIBAgIJAIc74NSdmtB4MA0GCSqGSIb3DQEBCwUAME8xCzAJBgNVBAYTAlVLMRAwDgYDVQQIDAdFbmdsYW5kMRIwEAYDVQQKDAlUU0NQIFRlc3QxGjAYBgNVBAMMEVRTQ1AgVGVzdCBSb290IENBMB4XDTE1MTIxODA3NTgxOFoXDTM1MTIxMzA3NTgxOFowTzELMAkGA1UEBhMCVUsxEDAOBgNVBAgMB0VuZ2xhbmQxEjAQBgNVBAoMCVRTQ1AgVGVzdDEaMBgGA1UEAwwRVFNDUCBUZXN0IFJvb3QgQ0EwggIiMA0GCSqGSIb3DQEBAQUAA4ICDwAwggIKAoICAQCwJHjSIV2YE31STJk/bvGrTY5O949l2TnA0nt3nlIC+oe2O+dLnMIwZsSvZwZdGMjvc25AoQHJAiX8zeq/0AVMz9mhm9y239ziJBnSdP4eLBEntPFtZZooFQUV9uXHejIJs3czZmQsOBz9Ko5cL3fC0qZYXeNL14MGpAWQ0EbEMaz0uDSz3BCcJBLSgXmCEBCbXNP7mCt9vWoa0nE8HQUVmiB+SL9ltCLUojVEB9EsssH1Wo3rFR03Wk9ZbMcmmn8Av1ZLexFDD2TKhGcNHNfguB5rf+Sc/Vt45pSPemE60ro1ej4n/wwpyFM+5w6rOYqZTaBiRwzgTwYoS1JcgKnu0ACIxYqpIhxeBbNT6rA45bBvTQOCNdUWALyRkTiLYiX5HKbrrhg2ZsmX62GwEPtm+okJIQLmQp7nLfQMDONrETrBnj/D2aUo6LuwtONBD35c/hLKTMVCDIBOS35Js55GJr2Y+dhG5ly0dKoMnu0fXScrEYQzjJ1Pbv7zvpO7RBV0El8Qg8AfR2ZAD/UlugRnEDCyVhAXz8g333r0whz3LvacHTwMJoMXFXt9yVnt3ivrZ2NGLcvSNx2ZjBU7Y2EWJoEKGl49+idqmHK1Equ3dM+FNiCNX2PCEL3DGs8GpuzFFM9d9q863xCCNRecgG8rrQKSo328Q656g3iSUqFcCwIDAQABo2MwYTAdBgNVHQ4EFgQUG1wKx1KEl6W80lEsseFU7LXvBFcwHwYDVR0jBBgwFoAUG1wKx1KEl6W80lEsseFU7LXvBFcwDwYDVR0TAQH/BAUwAwEB/zAOBgNVHQ8BAf8EBAMCAYYwDQYJKoZIhvcNAQELBQADggIBADNoTWI0fdkdQW8/knVy+pEYh4y4f/9rit55MznmMsuOTHv9svNH9AMw/ZBvsfu4fEcXQyhmeonRMPdsz26ZigxG4k2wcN9fV2VMI3MlIbefCJZhIS89c3kyBF5MhbnaWxvP95nfa41cfbsXnSrj31VNMSXiA6YegbiL/v/0IkUd1mwXcXTcyxbkMLuTORgA6WiPpHVMN//YnQSMWa9ukh0uHsAuoDc2NvteXZsQkpOdZdJB4pIL2t68agyGy1Wv78jiaoxVbfYL4T3TJMxIGFSZFoV+1SYmVsfPxrSQ7vopT6y61r9c/b2fTPaHO+22pFx8lNsHII5kXpWQZIpRHgqjydN/VtnaC6dKq1lPvQTplzQVfCNWGaa/BddinGNV2qwo2a1QnEv7/6t1Gtxs5rte31aCNkfIx/mThk10fMmwJK9ECWKT/+X5iWpydI3zBIE+OvO0MKpaOeVVz1JehkZxGWP+qduF8lgL7Hs4osQNbQIu41twarpSjVCEm/FLVqo8wLmTi2Y5a7QTANeNLdyAKxjTJn3uuAvVYUUHzKOXgKF/X0tCZrUsH3//2MW3nqenN0ldXIzf7OjnVcbv2iKUzqYFzJHYtAuWHbew/kj2TvWeFFzdigLYjfnfZvHQ5sPxwrx6YpDeNf8inj48oEj6Raos0ClF0nmVg2eLMe9f</xd:EncapsulatedX509Certificate>
              <xd:EncapsulatedX509Certificate>MIIFiDCCA3CgAwIBAgICEAAwDQYJKoZIhvcNAQELBQAwTzELMAkGA1UEBhMCVUsxEDAOBgNVBAgMB0VuZ2xhbmQxEjAQBgNVBAoMCVRTQ1AgVGVzdDEaMBgGA1UEAwwRVFNDUCBUZXN0IFJvb3QgQ0EwHhcNMTUxMjE4MDc1ODE5WhcNMjUxMjE1MDc1ODE5WjBXMQswCQYDVQQGEwJVSzEQMA4GA1UECAwHRW5nbGFuZDESMBAGA1UECgwJVFNDUCBUZXN0MSIwIAYDVQQDDBlUU0NQIEludGVybWVkaWF0ZSBSb290IENBMIICIjANBgkqhkiG9w0BAQEFAAOCAg8AMIICCgKCAgEAz7cet97WutWedG8L4cU7vjXkkzc8PkXnuvoF6ltIbDbnt2jt+0JH8xjGpfMVF+si0RPMwNQDmrTSj6SCpBcFV11hgyLXeovO17cSfbUYhl53ghyY0w/J3We19JJNeXtXlgZKrzre1gaXPxUG6Q4/TGo/gh9DmqEWjGkL3E6FboNfrIXHvOyhYT0kuTJkp8uqbBhhb/jO/FUV2DvTdoX04YZlFsheP00FHYz5ge6e3tG/WSeabTCUOsqq4+1jFOGNapvBrMkYC4QJwOc4bjIP8UmMlHqJae2mQVTVK3hiXtdMuS/H7rM/ZzCzcNQ2kyXUr843oul2FZ9UK3HI0TVrBFi0mpcWtvo/PMLNNXHJ/2MVZcHVgQ5+uBk0/Zq1vrqmxEev5t9lkKIzXRdztKP/EuBEjSvtcx+KZiHei+CvN+5nn5D0A6BfMYiQKmr2lVkCDs5v++iLINGbf54UoeM/dv2VEaC9bcdPeR8JHcvzS1f/cjHAbmnbMUumX985jha9SJavXkgWU6LgL5+txGD2X4Sb/+cf4ver1Zd1QGxqZ80wwK/qRUFGHWehcjCKAzeqnMRTJLUeNH5TcnvYv5fRq9wDMLzcjXXHaKEE+n3xt4fyCdEn5AFWeCPenqW3iZpEJTOHXm65Gj33/OTqoMLj8Mas3shoES1tL7LqQu/ZhgMCAwEAAaNmMGQwHQYDVR0OBBYEFMuejS1rWjUf3x1+2QbPSVpuXFl+MB8GA1UdIwQYMBaAFBtcCsdShJelvNJRLLHhVOy17wRXMBIGA1UdEwEB/wQIMAYBAf8CAQAwDgYDVR0PAQH/BAQDAgGGMA0GCSqGSIb3DQEBCwUAA4ICAQAzYDupn8D+Vh5NYcyiufM86F7GqmQ8Rows5R9o1c/5iax4G95Ley5EjUXo7/Hq2JSmtGVwkmlCBKduxsWmkbcBCJwr5AFX4TY8QFgTwKm4+IDlDA+Qs5m5bFKwbpJ8+oakz2L4j032hh6pRlezYh0P6ciVrTUNIFdR4GLusV8ronHa2AIJy9OIihI8zwDvT5rlPtDVs/wPiSq5+qcM/wnKo8X1JYU/tM1w6xvge0WNIf2yzedl2jZbbQm6wmCioCMZ7nUyyywC7WYFgCgOwOKfEa7pWhwCXpWt4MetNzXSpumurhrmn7B8y6NNarHNMhB9xv4Do4VwezMRCydnOGkl/B2fMMSoS3hxItJWDzEMkD51M6uk3yGnrQnApfEcGhEUTE8WvR8Il+Od4qFX7r50A5LguHXc4EshDJU4IaZEcYvOu91Xh2vsIZU72CXUELqMwJB7NjAkVwv8dQzHbKnK4E6y0zO1dHsjvwBfJl56PNRYx9fxJoBqdK4VrVVZAQ+wQ7wrvbjF2p5EnciHQS1NmLJjNeVvCY1dprYjp9mDxBFNNm4DhXYHF1TXpDqS7nC5cdJlTtdg4LxI4isMY/R1plDq2oxwaxhd1+5CxtMTsuv1A2qFvaRLUNS8SQE6PjWz1NxdczS5aBrXBfBFhxkEP3AtEbAyv0HiHidUAcq4pw==</xd:EncapsulatedX509Certificate>
            </xd:CertificateValues>
          </xd:UnsignedSignatureProperties>
        </xd:UnsignedProperties>
      </xd:QualifyingProperties>
    </Object>
  </Signature>
</document-signatures>
</file>